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DejaVu Sans Mono" svg:font-family="'DejaVu Sans Mono'"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Mono1" svg:font-family="'DejaVu Sans Mono'"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3125in" fo:margin-left="1.6875in" fo:margin-top="0in" fo:margin-bottom="0in" table:align="left" style:writing-mode="lr-tb"/>
    </style:style>
    <style:style style:name="Table1.A" style:family="table-column">
      <style:table-column-properties style:column-width="1.2493in"/>
    </style:style>
    <style:style style:name="Table1.B" style:family="table-column">
      <style:table-column-properties style:column-width="1.0625in"/>
    </style:style>
    <style:style style:name="Table1.1" style:family="table-row">
      <style:table-row-properties style:min-row-height="0.2229in"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fo:font-size="8pt" style:font-size-asian="8pt" style:font-size-complex="8pt"/>
    </style:style>
    <style:style style:name="P3" style:family="paragraph" style:parent-style-name="Standard" style:master-page-name="Standard">
      <style:paragraph-properties fo:margin-top="0in" fo:margin-bottom="0in" loext:contextual-spacing="false" fo:text-align="center" style:justify-single-word="false" style:page-number="auto"/>
    </style:style>
    <style:style style:name="P4" style:family="paragraph" style:parent-style-name="Standard">
      <style:paragraph-properties fo:margin-top="0in" fo:margin-bottom="0.028in" loext:contextual-spacing="false"/>
    </style:style>
    <style:style style:name="P5" style:family="paragraph" style:parent-style-name="Standard">
      <style:paragraph-properties fo:margin-top="0in" fo:margin-bottom="0.028in" loext:contextual-spacing="false" fo:line-height="100%"/>
    </style:style>
    <style:style style:name="P6" style:family="paragraph" style:parent-style-name="Standard">
      <style:paragraph-properties fo:margin-left="0.25in" fo:margin-right="0in" fo:margin-top="0in" fo:margin-bottom="0.028in" loext:contextual-spacing="false" fo:text-indent="0in" style:auto-text-indent="false"/>
    </style:style>
    <style:style style:name="P7" style:family="paragraph" style:parent-style-name="Standard">
      <style:paragraph-properties fo:margin-left="0.0799in" fo:margin-right="0.0902in" fo:line-height="100%" fo:text-indent="0in" style:auto-text-indent="false"/>
    </style:style>
    <style:style style:name="P8" style:family="paragraph" style:parent-style-name="Standard">
      <style:paragraph-properties fo:margin-left="0.0799in" fo:margin-right="0.0598in" fo:line-height="100%" fo:text-indent="0in" style:auto-text-indent="false"/>
    </style:style>
    <style:style style:name="P9" style:family="paragraph" style:parent-style-name="Standard">
      <style:paragraph-properties fo:margin-left="0.0807in" fo:margin-right="0in" fo:line-height="0.1665in" fo:text-indent="0in" style:auto-text-indent="false">
        <style:tab-stops>
          <style:tab-stop style:position="6.5138in"/>
        </style:tab-stops>
      </style:paragraph-properties>
    </style:style>
    <style:style style:name="P10" style:family="paragraph" style:parent-style-name="Standard">
      <style:paragraph-properties fo:margin-left="0.0807in" fo:margin-right="0in" fo:margin-top="0.022in" fo:margin-bottom="0.111in" loext:contextual-spacing="false" fo:line-height="0.1665in" fo:text-indent="0in" style:auto-text-indent="false">
        <style:tab-stops>
          <style:tab-stop style:position="6.4445in"/>
        </style:tab-stops>
      </style:paragraph-properties>
    </style:style>
    <style:style style:name="P11" style:family="paragraph" style:parent-style-name="List_20_Paragraph" style:list-style-name="WWNum8">
      <style:paragraph-properties fo:margin-top="0in" fo:margin-bottom="0.028in" loext:contextual-spacing="true"/>
    </style:style>
    <style:style style:name="P12" style:family="paragraph" style:parent-style-name="List_20_Paragraph">
      <style:paragraph-properties fo:margin-top="0in" fo:margin-bottom="0in" loext:contextual-spacing="true"/>
      <style:text-properties fo:font-size="8pt" style:font-size-asian="8pt" style:font-size-complex="8pt"/>
    </style:style>
    <style:style style:name="P13" style:family="paragraph">
      <loext:graphic-properties draw:fill="none"/>
      <style:paragraph-properties fo:text-align="start"/>
      <style:text-properties fo:font-size="18pt"/>
    </style:style>
    <style:style style:name="P14" style:family="paragraph">
      <loext:graphic-properties draw:fill="solid" draw:fill-color="#ffffff"/>
      <style:paragraph-properties fo:text-align="start"/>
      <style:text-properties fo:font-size="18pt"/>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pt" style:font-size-asian="10pt" style:font-size-complex="10pt"/>
    </style:style>
    <style:style style:name="T5" style:family="text">
      <style:text-properties fo:font-size="10pt" style:font-size-asian="10pt" style:font-size-complex="10pt"/>
    </style:style>
    <style:style style:name="T6" style:family="text">
      <style:text-properties fo:color="#666666" style:font-name="Arial" fo:font-size="14pt" fo:font-weight="bold" style:font-name-asian="Arial1" style:font-size-asian="14pt" style:font-weight-asian="bold" style:font-name-complex="Arial1" style:font-size-complex="14pt"/>
    </style:style>
    <style:style style:name="T7" style:family="text">
      <style:text-properties style:font-name="Arial" style:font-name-asian="Arial1" style:font-name-complex="Arial1"/>
    </style:style>
    <style:style style:name="T8" style:family="text">
      <style:text-properties style:text-position="-4% 100%" style:font-name="Arial" fo:font-weight="bold" style:font-name-asian="Arial1" style:font-weight-asian="bold" style:font-name-complex="Arial1"/>
    </style:style>
    <style:style style:name="T9" style:family="text">
      <style:text-properties style:text-position="-4% 100%" style:text-underline-style="solid" style:text-underline-width="auto" style:text-underline-color="#000000"/>
    </style:style>
    <style:style style:name="T10" style:family="text">
      <style:text-properties style:text-position="-4% 100%" style:text-underline-style="solid" style:text-underline-width="auto" style:text-underline-color="#000000" officeooo:rsid="001195c5"/>
    </style:style>
    <style:style style:name="T11" style:family="text">
      <style:text-properties style:text-position="-4% 100%" style:font-name="DejaVu Sans Mono" style:font-name-asian="DejaVu Sans Mono1" style:font-name-complex="DejaVu Sans Mono1"/>
    </style:style>
    <style:style style:name="gr1" style:family="graphic">
      <style:graphic-properties draw:stroke="solid" svg:stroke-width="0.0071in" svg:stroke-color="#5b9bd5" draw:stroke-linejoin="miter"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0071in" draw:fill="solid" draw:fill-color="#ffffff" draw:textarea-vertical-align="top" draw:auto-grow-height="false" fo:min-height="0.161in" fo:min-width="0.6236in" fo:padding-top="0.05in" fo:padding-bottom="0.05in" fo:padding-left="0.1in" fo:padding-right="0.1in" fo:wrap-option="wrap" fo:margin-left="0in" fo:margin-right="0.0102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43729d" draw:stroke-linejoin="miter" draw:fill="none" draw:textarea-vertical-align="top" draw:auto-grow-height="false" fo:min-height="2.6835in" fo:min-width="2.9283in" fo:padding-top="0.0492in" fo:padding-bottom="0.0492in" fo:padding-left="0.0984in" fo:padding-right="0.0984in" fo:wrap-option="wrap" fo:margin-left="0in" fo:margin-right="0.0417in" fo:margin-top="0in" fo:margin-bottom="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0071in" draw:fill="solid" draw:fill-color="#ffffff" draw:textarea-vertical-align="top" draw:auto-grow-height="false" fo:min-height="0.161in" fo:min-width="0.3528in" fo:padding-top="0.05in" fo:padding-bottom="0.05in" fo:padding-left="0.1in" fo:padding-right="0.1in" fo:wrap-option="wrap" fo:margin-left="0in" fo:margin-right="0.0102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none" svg:stroke-width="0.0071in" draw:fill="solid" draw:fill-color="#ffffff" draw:textarea-vertical-align="top" draw:auto-grow-height="false" fo:min-height="0.161in" fo:min-width="0.7382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071in" svg:stroke-color="#5b9bd5" draw:marker-end="msArrowEnd_20_5" draw:marker-end-width="0.0827in" draw:marker-end-center="false" draw:stroke-linejoin="miter" draw:fill="none" draw:textarea-vertical-align="top" draw:auto-grow-height="false" fo:min-height="0in" fo:min-width="0.0217in" fo:padding-top="0.0492in" fo:padding-bottom="0.0492in" fo:padding-left="0.0984in" fo:padding-right="0.0984in" fo:wrap-option="wrap" fo:margin-left="0.0417in" fo:margin-right="0in" fo:margin-top="0.0835in" fo:margin-bottom="0.10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HW Assignment #2</text:span></text:p>
      <text:p text:style-name="P1"><text:span text:style-name="T1">- Par 2 -<text:line-break/></text:span><text:span text:style-name="T3">Due Date:</text:span><text:span text:style-name="T1"> </text:span><text:span text:style-name="T2">11/10/2019</text:span></text:p>
      <text:p text:style-name="P2"/>
      <text:p text:style-name="P4">In this assignment, you will enhance the application in assignment #1 with a feature so users can create new students through the application. The implementation should include at least the following functionalities. </text:p>
      <text:list xml:id="list1818707112" text:style-name="WWNum8">
        <text:list-item>
          <text:p text:style-name="P11">Add a ‘Add’ menu item on the Summary screen. </text:p>
        </text:list-item>
        <text:list-item>
          <text:p text:style-name="P11">As soon as the menu item is clicked by the user, the application will navigate to a blank Detail screen that looks like as follows. </text:p>
        </text:list-item>
      </text:list>
      <text:p text:style-name="P4"><draw:custom-shape text:anchor-type="paragraph" draw:z-index="2" draw:name="Rectangle 1" draw:style-name="gr3" draw:text-style-name="P13" svg:width="3.1252in" svg:height="2.7815in" svg:x="1.5in" svg:y="0.023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Text Box 3" draw:style-name="gr4" draw:text-style-name="P14" svg:width="0.5524in" svg:height="0.2606in" svg:x="3.8118in" svg:y="0.1984in"><text:p text:style-name="Frame_20_contents">Done</text:p><draw:enhanced-geometry draw:text-areas="0 0 ?f3 ?f2" svg:viewBox="0 0 0 0" draw:mirror-horizontal="false" draw:mirror-vertic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GoBack"/></text:p>
      <text:p text:style-name="P4"><draw:custom-shape text:anchor-type="paragraph" draw:z-index="6" draw:name="Straight Arrow Connector 11" draw:style-name="gr6" draw:text-style-name="P13" svg:width="0.2189in" svg:height="0.0012in" svg:x="1.6138in" svg:y="0.1047in"><text:p/><draw:enhanced-geometry draw:mirror-horizontal="true" draw:mirror-vertical="false" svg:viewBox="0 0 21600 21600" draw:type="mso-spt32" draw:enhanced-path="M 0 0 L 21600 21600 N"/></draw:custom-shape></text:p>
      <text:p text:style-name="P4"><draw:line text:anchor-type="paragraph" draw:z-index="0" draw:name="Straight Connector 2" draw:style-name="gr1" draw:text-style-name="P13" svg:x1="1.5417in" svg:y1="0.0736in" svg:x2="4.5209in" svg:y2="0.0736in"><text:p/></draw:line><draw:custom-shape text:anchor-type="paragraph" draw:z-index="1" draw:name="Text Box 4" draw:style-name="gr2" draw:text-style-name="P14" svg:width="0.8232in" svg:height="0.2606in" svg:x="1.6772in" svg:y="0.2193in"><text:p text:style-name="Frame_20_contents"><text:span text:style-name="T4">First Name</text:span></text:p><draw:enhanced-geometry draw:text-areas="0 0 ?f3 ?f2" svg:viewBox="0 0 0 0" draw:mirror-horizontal="false" draw:mirror-vertic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draw:line text:anchor-type="paragraph" draw:z-index="4" draw:name="Straight Connector 5" draw:style-name="gr1" draw:text-style-name="P13" svg:x1="2.6354in" svg:y1="0.1988in" svg:x2="4.2713in" svg:y2="0.2091in"><text:p/></draw:line></text:p>
      <text:p text:style-name="P4"><draw:custom-shape text:anchor-type="paragraph" draw:z-index="7" draw:name="Text Box 7" draw:style-name="gr2" draw:text-style-name="P14" svg:width="0.8232in" svg:height="0.2606in" svg:x="1.6665in" svg:y="0.0307in"><text:p text:style-name="Frame_20_contents"><text:span text:style-name="T4">Last Name</text:span></text:p><draw:enhanced-geometry draw:text-areas="0 0 ?f3 ?f2" svg:viewBox="0 0 0 0" draw:mirror-horizontal="false" draw:mirror-vertic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draw:custom-shape text:anchor-type="paragraph" draw:z-index="9" draw:name="Text Box 9" draw:style-name="gr2" draw:text-style-name="P14" svg:width="0.8232in" svg:height="0.2606in" svg:x="1.6665in" svg:y="0.1043in"><text:p text:style-name="Frame_20_contents"><text:span text:style-name="T4">CWID</text:span></text:p><draw:enhanced-geometry draw:text-areas="0 0 ?f3 ?f2" svg:viewBox="0 0 0 0" draw:mirror-horizontal="false" draw:mirror-vertic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8" draw:name="Straight Connector 8" draw:style-name="gr1" draw:text-style-name="P13" svg:x1="2.6252in" svg:y1="0.0098in" svg:x2="4.2602in" svg:y2="0.0201in"><text:p/></draw:line></text:p>
      <text:p text:style-name="P4"><draw:line text:anchor-type="paragraph" draw:z-index="10" draw:name="Straight Connector 10" draw:style-name="gr1" draw:text-style-name="P13" svg:x1="2.6252in" svg:y1="0.0827in" svg:x2="4.2602in" svg:y2="0.0929in"><text:p/></draw:line></text:p>
      <text:p text:style-name="P4"><draw:custom-shape text:anchor-type="paragraph" draw:z-index="5" draw:name="Text Box 6" draw:style-name="gr5" draw:text-style-name="P14" svg:width="0.9378in" svg:height="0.2606in" svg:x="1.7398in" svg:y="0.0118in"><text:p text:style-name="Frame_20_contents"><text:span text:style-name="T4">Add Course</text:span></text:p><draw:enhanced-geometry draw:text-areas="0 0 ?f3 ?f2" svg:viewBox="0 0 0 0" draw:mirror-horizontal="false" draw:mirror-vertic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line-break/></text:p>
      <table:table table:name="Table1" table:style-name="Table1">
        <table:table-column table:style-name="Table1.A"/>
        <table:table-column table:style-name="Table1.B"/>
        <table:table-row table:style-name="Table1.1">
          <table:table-cell table:style-name="Table1.A1" office:value-type="string">
            <text:p text:style-name="P5"><text:s text:c="5"/>Course ID</text:p>
          </table:table-cell>
          <table:table-cell table:style-name="Table1.A1" office:value-type="string">
            <text:p text:style-name="P5"><text:s text:c="4"/>Grade</text:p>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
      <text:p text:style-name="P4"/>
      <text:p text:style-name="P4"/>
      <text:p text:style-name="P12"/>
      <text:list xml:id="list84721993393298" text:continue-numbering="true" text:style-name="WWNum8">
        <text:list-item>
          <text:p text:style-name="P11">In addition to enter the First Name, Last Name and CWID, all vehicle data need to be entered. </text:p>
        </text:list-item>
        <text:list-item>
          <text:p text:style-name="P11">To create a new course, just click the ‘Add Course’ button and one new row will be appended at the end of the Course summary list. Then, the user can enter the data for the new course. </text:p>
        </text:list-item>
        <text:list-item>
          <text:p text:style-name="P11">After all course data is entered, user then clicks the ‘Done’ menu item to add the Student object to the data model.</text:p>
        </text:list-item>
      </text:list>
      <text:p text:style-name="P6">Please make sure that the screen is refreshed with the new Student object after user navigates back to the Summary screen. </text:p>
      <text:p text:style-name="P2"/>
      <text:p text:style-name="P4">Although the approaches used in my lecture can be used in the implementation, you could come up with your own approaches. </text:p>
      <text:p text:style-name="P2"/>
      <text:p text:style-name="P7"><text:span text:style-name="T6">Submission</text:span></text:p>
      <text:p text:style-name="P7"><text:span text:style-name="T7">Turn in the code for this homework by uploading your project to a public repository on GitHub. While you may discuss this homework assignment with other students, you must complete the work on your own.</text:span></text:p>
      <text:p text:style-name="P8"><text:span text:style-name="T7">To complete your submission, upload the below information to Titanium: </text:span></text:p>
      <text:p text:style-name="P9"><text:span text:style-name="T8">Your name </text:span><text:span text:style-name="T9"><text:s/></text:span><text:span text:style-name="T10">Albert Balbon</text:span><text:span text:style-name="T9"><text:tab/></text:span></text:p>
      <text:p text:style-name="P10"><text:span text:style-name="T8">Repository </text:span><text:span text:style-name="T11">https://github.com/</text:span><text:span text:style-name="T9"> <text:s text:c="47"/></text:span><text:span text:style-name="T11">/</text:span><text:span text:style-name="T9"> <text:tab/>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DejaVu Sans Mono" svg:font-family="'DejaVu Sans Mono'"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Mono1" svg:font-family="'DejaVu Sans Mono'"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in" fo:margin-bottom="0.7in" fo:margin-left="0.7in" fo:margin-right="0.7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Shen</meta:initial-creator>
    <dc:creator>Albert Balbon</dc:creator>
    <meta:editing-cycles>120</meta:editing-cycles>
    <meta:creation-date>2016-09-30T15:10:00</meta:creation-date>
    <dc:date>2019-11-12T08:47:21.416778189</dc:date>
    <meta:editing-duration>PT6H12M44S</meta:editing-duration>
    <meta:generator>LibreOffice/6.2.8.2$Linux_X86_64 LibreOffice_project/20$Build-2</meta:generator>
    <meta:document-statistic meta:table-count="1" meta:image-count="0" meta:object-count="0" meta:page-count="1" meta:paragraph-count="23" meta:word-count="265" meta:character-count="1541" meta:non-whitespace-character-count="123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